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C000000DB2815E1C4B9498FB4.png" manifest:media-type="image/png"/>
  <manifest:file-entry manifest:full-path="Pictures/1000000000000239000001CA969F5F99E8C1CF79.png" manifest:media-type="image/png"/>
  <manifest:file-entry manifest:full-path="Pictures/1000000000000242000001888DA630809B5FAFB4.png" manifest:media-type="image/png"/>
  <manifest:file-entry manifest:full-path="Pictures/10000000000001DD0000008C7E8B83C51288EF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84ac" officeooo:paragraph-rsid="000484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Obraz1" text:anchor-type="char" svg:width="15.055cm" svg:height="12.118cm" draw:z-index="0"><draw:image xlink:href="Pictures/1000000000000239000001CA969F5F99E8C1CF79.png" xlink:type="simple" xlink:show="embed" xlink:actuate="onLoad" draw:mime-type="image/png"/></draw:frame>F</text:p>
      <text:p text:style-name="P1"><draw:frame draw:style-name="fr1" draw:name="Obraz2" text:anchor-type="char" svg:width="15.293cm" svg:height="10.372cm" draw:z-index="1"><draw:image xlink:href="Pictures/1000000000000242000001888DA630809B5FAFB4.png" xlink:type="simple" xlink:show="embed" xlink:actuate="onLoad" draw:mime-type="image/png"/></draw:frame>f</text:p>
      <text:p text:style-name="P1"/>
      <text:p text:style-name="P1"/>
      <text:p text:style-name="P1"/>
      <text:p text:style-name="P1"><draw:frame draw:style-name="fr1" draw:name="Obraz3" text:anchor-type="char" svg:width="12.621cm" svg:height="3.704cm" draw:z-index="2"><draw:image xlink:href="Pictures/10000000000001DD0000008C7E8B83C51288EF7E.png" xlink:type="simple" xlink:show="embed" xlink:actuate="onLoad" draw:mime-type="image/png"/></draw:frame><text:soft-page-break/>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Obraz4" text:anchor-type="char" svg:width="13.018cm" svg:height="5.794cm" draw:z-index="3"><draw:image xlink:href="Pictures/10000000000001EC000000DB2815E1C4B9498F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2T10:13:39.383000000</meta:creation-date>
    <dc:date>2025-04-12T10:16:12.611000000</dc:date>
    <meta:editing-duration>PT2M33S</meta:editing-duration>
    <meta:editing-cycles>1</meta:editing-cycles>
    <meta:document-statistic meta:table-count="0" meta:image-count="4" meta:object-count="0" meta:page-count="2" meta:paragraph-count="3" meta:word-count="3" meta:character-count="3" meta:non-whitespace-character-count="3"/>
    <meta:generator>LibreOffice/7.4.7.2$Windows_X86_64 LibreOffice_project/723314e595e8007d3cf785c16538505a1c878ca5</meta:generator>
  </office:meta>
</office:document-meta>
</file>